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3d33a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2e98dd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language="en" fo:country="US" fo:font-weight="normal" officeooo:rsid="003d33a1" style:font-weight-asian="normal" style:font-weight-complex="normal"/>
    </style:style>
    <style:style style:name="T34" style:family="text">
      <style:text-properties fo:language="en" fo:country="US" fo:font-weight="normal" officeooo:rsid="003ff27e" style:font-weight-asian="normal" style:font-weight-complex="normal"/>
    </style:style>
    <style:style style:name="T35" style:family="text">
      <style:text-properties fo:language="en" fo:country="US" fo:font-weight="normal" officeooo:rsid="00422727" style:font-weight-asian="normal" style:font-weight-complex="normal"/>
    </style:style>
    <style:style style:name="T36" style:family="text">
      <style:text-properties fo:language="en" fo:country="US" fo:font-weight="normal" officeooo:rsid="0043bd76" style:font-weight-asian="normal" style:font-weight-complex="normal"/>
    </style:style>
    <style:style style:name="T37" style:family="text">
      <style:text-properties fo:language="en" fo:country="US" fo:font-weight="normal" officeooo:rsid="0044c3c1" style:font-weight-asian="normal" style:font-weight-complex="normal"/>
    </style:style>
    <style:style style:name="T38" style:family="text">
      <style:text-properties fo:language="en" fo:country="US" fo:font-weight="normal" officeooo:rsid="004c827e" style:font-weight-asian="normal" style:font-weight-complex="normal"/>
    </style:style>
    <style:style style:name="T39" style:family="text">
      <style:text-properties fo:language="en" fo:country="US" fo:font-weight="normal" officeooo:rsid="004d5606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8a721" style:font-weight-asian="normal" style:font-weight-complex="normal"/>
    </style:style>
    <style:style style:name="T42" style:family="text">
      <style:text-properties fo:font-weight="normal" officeooo:rsid="00322e76" style:font-weight-asian="normal" style:font-weight-complex="normal"/>
    </style:style>
    <style:style style:name="T43" style:family="text">
      <style:text-properties fo:language="uk" fo:country="UA"/>
    </style:style>
    <style:style style:name="T44" style:family="text">
      <style:text-properties fo:language="uk" fo:country="UA" fo:font-weight="normal" style:font-weight-asian="normal" style:font-weight-complex="normal"/>
    </style:style>
    <style:style style:name="T45" style:family="text">
      <style:text-properties fo:language="uk" fo:country="UA" fo:font-weight="normal" officeooo:rsid="0008a721" style:font-weight-asian="normal" style:font-weight-complex="normal"/>
    </style:style>
    <style:style style:name="T46" style:family="text">
      <style:text-properties fo:language="uk" fo:country="UA" fo:font-weight="normal" officeooo:rsid="0009da89" style:font-weight-asian="normal" style:font-weight-complex="normal"/>
    </style:style>
    <style:style style:name="T47" style:family="text">
      <style:text-properties fo:language="uk" fo:country="UA" fo:font-weight="normal" officeooo:rsid="000b3d94" style:font-weight-asian="normal" style:font-weight-complex="normal"/>
    </style:style>
    <style:style style:name="T48" style:family="text">
      <style:text-properties fo:language="uk" fo:country="UA" fo:font-weight="normal" officeooo:rsid="000b915e" style:font-weight-asian="normal" style:font-weight-complex="normal"/>
    </style:style>
    <style:style style:name="T49" style:family="text">
      <style:text-properties fo:language="uk" fo:country="UA" fo:font-weight="normal" officeooo:rsid="000c1eb8" style:font-weight-asian="normal" style:font-weight-complex="normal"/>
    </style:style>
    <style:style style:name="T50" style:family="text">
      <style:text-properties fo:language="uk" fo:country="UA" fo:font-weight="normal" officeooo:rsid="000c6162" style:font-weight-asian="normal" style:font-weight-complex="normal"/>
    </style:style>
    <style:style style:name="T51" style:family="text">
      <style:text-properties fo:language="uk" fo:country="UA" fo:font-weight="normal" officeooo:rsid="000c8611" style:font-weight-asian="normal" style:font-weight-complex="normal"/>
    </style:style>
    <style:style style:name="T52" style:family="text">
      <style:text-properties fo:language="uk" fo:country="UA" fo:font-weight="normal" officeooo:rsid="000d9e06" style:font-weight-asian="normal" style:font-weight-complex="normal"/>
    </style:style>
    <style:style style:name="T53" style:family="text">
      <style:text-properties fo:language="uk" fo:country="UA" fo:font-weight="normal" officeooo:rsid="000dd1e0" style:font-weight-asian="normal" style:font-weight-complex="normal"/>
    </style:style>
    <style:style style:name="T54" style:family="text">
      <style:text-properties fo:language="uk" fo:country="UA" fo:font-weight="normal" officeooo:rsid="000f32e3" style:font-weight-asian="normal" style:font-weight-complex="normal"/>
    </style:style>
    <style:style style:name="T55" style:family="text">
      <style:text-properties fo:language="uk" fo:country="UA" fo:font-weight="normal" officeooo:rsid="000f4269" style:font-weight-asian="normal" style:font-weight-complex="normal"/>
    </style:style>
    <style:style style:name="T56" style:family="text">
      <style:text-properties fo:language="uk" fo:country="UA" fo:font-weight="normal" officeooo:rsid="000fce72" style:font-weight-asian="normal" style:font-weight-complex="normal"/>
    </style:style>
    <style:style style:name="T57" style:family="text">
      <style:text-properties fo:language="uk" fo:country="UA" fo:font-weight="normal" officeooo:rsid="001036f7" style:font-weight-asian="normal" style:font-weight-complex="normal"/>
    </style:style>
    <style:style style:name="T58" style:family="text">
      <style:text-properties fo:language="uk" fo:country="UA" fo:font-weight="normal" officeooo:rsid="0011a0bb" style:font-weight-asian="normal" style:font-weight-complex="normal"/>
    </style:style>
    <style:style style:name="T59" style:family="text">
      <style:text-properties fo:language="uk" fo:country="UA" fo:font-weight="normal" officeooo:rsid="0013890a" style:font-weight-asian="normal" style:font-weight-complex="normal"/>
    </style:style>
    <style:style style:name="T60" style:family="text">
      <style:text-properties fo:language="uk" fo:country="UA" fo:font-weight="normal" officeooo:rsid="0014de2e" style:font-weight-asian="normal" style:font-weight-complex="normal"/>
    </style:style>
    <style:style style:name="T61" style:family="text">
      <style:text-properties fo:language="uk" fo:country="UA" fo:font-weight="normal" officeooo:rsid="0017459d" style:font-weight-asian="normal" style:font-weight-complex="normal"/>
    </style:style>
    <style:style style:name="T62" style:family="text">
      <style:text-properties fo:language="uk" fo:country="UA" fo:font-weight="normal" officeooo:rsid="00174d2b" style:font-weight-asian="normal" style:font-weight-complex="normal"/>
    </style:style>
    <style:style style:name="T63" style:family="text">
      <style:text-properties fo:language="uk" fo:country="UA" fo:font-weight="normal" officeooo:rsid="001845bb" style:font-weight-asian="normal" style:font-weight-complex="normal"/>
    </style:style>
    <style:style style:name="T64" style:family="text">
      <style:text-properties fo:language="uk" fo:country="UA" fo:font-weight="normal" officeooo:rsid="0019192b" style:font-weight-asian="normal" style:font-weight-complex="normal"/>
    </style:style>
    <style:style style:name="T65" style:family="text">
      <style:text-properties fo:language="uk" fo:country="UA" fo:font-weight="normal" officeooo:rsid="00195967" style:font-weight-asian="normal" style:font-weight-complex="normal"/>
    </style:style>
    <style:style style:name="T66" style:family="text">
      <style:text-properties fo:language="uk" fo:country="UA" fo:font-weight="normal" officeooo:rsid="001a8c08" style:font-weight-asian="normal" style:font-weight-complex="normal"/>
    </style:style>
    <style:style style:name="T67" style:family="text">
      <style:text-properties fo:language="uk" fo:country="UA" fo:font-weight="normal" officeooo:rsid="001bcacf" style:font-weight-asian="normal" style:font-weight-complex="normal"/>
    </style:style>
    <style:style style:name="T68" style:family="text">
      <style:text-properties fo:language="uk" fo:country="UA" fo:font-weight="normal" officeooo:rsid="001d5562" style:font-weight-asian="normal" style:font-weight-complex="normal"/>
    </style:style>
    <style:style style:name="T69" style:family="text">
      <style:text-properties fo:language="uk" fo:country="UA" fo:font-weight="normal" officeooo:rsid="001f2c90" style:font-weight-asian="normal" style:font-weight-complex="normal"/>
    </style:style>
    <style:style style:name="T70" style:family="text">
      <style:text-properties fo:language="uk" fo:country="UA" fo:font-weight="normal" officeooo:rsid="00217390" style:font-weight-asian="normal" style:font-weight-complex="normal"/>
    </style:style>
    <style:style style:name="T71" style:family="text">
      <style:text-properties fo:language="uk" fo:country="UA" fo:font-weight="normal" officeooo:rsid="0022db7d" style:font-weight-asian="normal" style:font-weight-complex="normal"/>
    </style:style>
    <style:style style:name="T72" style:family="text">
      <style:text-properties fo:language="uk" fo:country="UA" fo:font-weight="normal" officeooo:rsid="0028b84e" style:font-weight-asian="normal" style:font-weight-complex="normal"/>
    </style:style>
    <style:style style:name="T73" style:family="text">
      <style:text-properties fo:language="uk" fo:country="UA" fo:font-weight="normal" officeooo:rsid="002a9421" style:font-weight-asian="normal" style:font-weight-complex="normal"/>
    </style:style>
    <style:style style:name="T74" style:family="text">
      <style:text-properties fo:language="uk" fo:country="UA" fo:font-weight="normal" officeooo:rsid="002b4546" style:font-weight-asian="normal" style:font-weight-complex="normal"/>
    </style:style>
    <style:style style:name="T75" style:family="text">
      <style:text-properties fo:language="uk" fo:country="UA" fo:font-weight="normal" officeooo:rsid="002e5449" style:font-weight-asian="normal" style:font-weight-complex="normal"/>
    </style:style>
    <style:style style:name="T76" style:family="text">
      <style:text-properties fo:language="uk" fo:country="UA" fo:font-weight="normal" officeooo:rsid="0030f721" style:font-weight-asian="normal" style:font-weight-complex="normal"/>
    </style:style>
    <style:style style:name="T77" style:family="text">
      <style:text-properties fo:language="uk" fo:country="UA" fo:font-weight="normal" officeooo:rsid="00351855" style:font-weight-asian="normal" style:font-weight-complex="normal"/>
    </style:style>
    <style:style style:name="T78" style:family="text">
      <style:text-properties fo:language="uk" fo:country="UA" fo:font-weight="normal" officeooo:rsid="0035e1c7" style:font-weight-asian="normal" style:font-weight-complex="normal"/>
    </style:style>
    <style:style style:name="T79" style:family="text">
      <style:text-properties fo:language="uk" fo:country="UA" fo:font-weight="normal" officeooo:rsid="0037ae97" style:font-weight-asian="normal" style:font-weight-complex="normal"/>
    </style:style>
    <style:style style:name="T80" style:family="text">
      <style:text-properties fo:language="uk" fo:country="UA" fo:font-weight="normal" officeooo:rsid="00392cf2" style:font-weight-asian="normal" style:font-weight-complex="normal"/>
    </style:style>
    <style:style style:name="T81" style:family="text">
      <style:text-properties fo:language="uk" fo:country="UA" fo:font-weight="normal" officeooo:rsid="003ab93e" style:font-weight-asian="normal" style:font-weight-complex="normal"/>
    </style:style>
    <style:style style:name="T82" style:family="text">
      <style:text-properties fo:language="uk" fo:country="UA" fo:font-weight="normal" officeooo:rsid="003bede9" style:font-weight-asian="normal" style:font-weight-complex="normal"/>
    </style:style>
    <style:style style:name="T83" style:family="text">
      <style:text-properties fo:language="uk" fo:country="UA" fo:font-weight="normal" officeooo:rsid="003c6c88" style:font-weight-asian="normal" style:font-weight-complex="normal"/>
    </style:style>
    <style:style style:name="T84" style:family="text">
      <style:text-properties fo:language="uk" fo:country="UA" fo:font-weight="normal" officeooo:rsid="003d33a1" style:font-weight-asian="normal" style:font-weight-complex="normal"/>
    </style:style>
    <style:style style:name="T85" style:family="text">
      <style:text-properties fo:language="uk" fo:country="UA" fo:font-weight="normal" officeooo:rsid="003ff27e" style:font-weight-asian="normal" style:font-weight-complex="normal"/>
    </style:style>
    <style:style style:name="T86" style:family="text">
      <style:text-properties fo:language="uk" fo:country="UA" fo:font-weight="normal" officeooo:rsid="00408c2e" style:font-weight-asian="normal" style:font-weight-complex="normal"/>
    </style:style>
    <style:style style:name="T87" style:family="text">
      <style:text-properties fo:language="uk" fo:country="UA" fo:font-weight="normal" officeooo:rsid="00422727" style:font-weight-asian="normal" style:font-weight-complex="normal"/>
    </style:style>
    <style:style style:name="T88" style:family="text">
      <style:text-properties fo:language="uk" fo:country="UA" fo:font-weight="normal" officeooo:rsid="0043bd76" style:font-weight-asian="normal" style:font-weight-complex="normal"/>
    </style:style>
    <style:style style:name="T89" style:family="text">
      <style:text-properties fo:language="uk" fo:country="UA" fo:font-weight="normal" officeooo:rsid="004c827e" style:font-weight-asian="normal" style:font-weight-complex="normal"/>
    </style:style>
    <style:style style:name="T90" style:family="text">
      <style:text-properties fo:language="uk" fo:country="UA" fo:font-weight="normal" officeooo:rsid="004d5606" style:font-weight-asian="normal" style:font-weight-complex="normal"/>
    </style:style>
    <style:style style:name="T91" style:family="text">
      <style:text-properties fo:language="uk" fo:country="UA" officeooo:rsid="002e98d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language="ru" fo:country="RU" fo:font-weight="normal" officeooo:rsid="00422727" style:font-weight-asian="normal" style:font-weight-complex="normal"/>
    </style:style>
    <style:style style:name="T94" style:family="text">
      <style:text-properties fo:language="ru" fo:country="RU" fo:font-weight="normal" officeooo:rsid="0043bd76" style:font-weight-asian="normal" style:font-weight-complex="normal"/>
    </style:style>
    <style:style style:name="T95" style:family="text">
      <style:text-properties fo:language="ru" fo:country="RU" fo:font-weight="normal" officeooo:rsid="004d5606" style:font-weight-asian="normal" style:font-weight-complex="normal"/>
    </style:style>
    <style:style style:name="T96" style:family="text">
      <style:text-properties fo:language="ru" fo:country="RU" fo:font-weight="normal" officeooo:rsid="000c1eb8" style:font-weight-asian="normal" style:font-weight-complex="normal"/>
    </style:style>
    <style:style style:name="T97" style:family="text">
      <style:text-properties fo:language="ru" fo:country="RU" fo:font-weight="normal" officeooo:rsid="0009da89" style:font-weight-asian="normal" style:font-weight-complex="normal"/>
    </style:style>
    <style:style style:name="T98" style:family="text">
      <style:text-properties fo:language="ru" fo:country="RU" fo:font-weight="normal" officeooo:rsid="0028b84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40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42">яка </text:span><text:span text:style-name="T40">передає в </text:span><text:span text:style-name="T41">застосунок вказівник на свій клас через віртуальний інтерфейс </text:span><text:span text:style-name="T3">KE_INTERFACE. </text:span><text:span text:style-name="T45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45"><text:tab/></text:span><text:span text:style-name="T62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6">а</text:span><text:span text:style-name="T62"> Скрипти. У кожної Відповіді </text:span><text:span text:style-name="T76">та</text:span><text:span text:style-name="T62"> Скрипту є номер наступного діалогу, який активується після активації відповідного елементу. Таким чином відбувається розвиток </text:span><text:span text:style-name="T63">Розповіді</text:span><text:span text:style-name="T62">.</text:span></text:p>
      <text:p text:style-name="P22"><text:tab/></text:p>
      <text:p text:style-name="P3"><text:span text:style-name="T62"><text:tab/></text:span><text:span text:style-name="T64">Важливо: номер діалогу це не те саме, що </text:span><text:span text:style-name="T16">ID </text:span><text:span text:style-name="T64">елемента. </text:span><text:span text:style-name="T65">Ідентифікатор елемента є унікальним, а однаковий номер діалогу можуть мати декілька елементів.</text:span></text:p>
      <text:p text:style-name="P3"><text:span text:style-name="T65"/></text:p>
      <text:p text:style-name="P3"><text:span text:style-name="T65"><text:tab/></text:span><text:span text:style-name="T85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4">VCL. </text:span><text:span text:style-name="T86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3"/>
      <text:p text:style-name="P21"><text:tab/><text:span text:style-name="T92">Перелік функцій рушія</text:span></text:p>
      <text:p text:style-name="P3"/>
      <text:p text:style-name="P14"><text:tab/><text:span text:style-name="T40">const wchar_t* GetVersion() </text:span><text:span text:style-name="T8">– </text:span><text:span text:style-name="T80">повертає номер поточної версії рушія.</text:span></text:p>
      <text:p text:style-name="P14"><text:span text:style-name="T80"><text:tab/></text:span><text:span text:style-name="T44">const wchar_t* </text:span><text:span text:style-name="T32">GetLastError</text:span><text:span text:style-name="T44">() </text:span><text:span text:style-name="T8">– </text:span><text:span text:style-name="T80">повертає текстовий опис поточної помилки.</text:span></text:p>
      <text:p text:style-name="P4"><text:span text:style-name="T45"><text:tab/></text:span><text:span text:style-name="T21">int </text:span><text:span text:style-name="T3">CreateStory(const wchar_t *story_file) </text:span><text:span text:style-name="T8">–</text:span><text:span text:style-name="T3"> </text:span><text:span text:style-name="T45">створює нову розповідь і зберігає її у файл. </text:span><text:span text:style-name="T49">Ім’я файлу зберігається для подальшого збереження змін в Розповіді. </text:span><text:span text:style-name="T70">Повертає 0 у разі помилки.</text:span></text:p>
      <text:p text:style-name="P7"><text:span text:style-name="T45"><text:tab/></text:span><text:span text:style-name="T22">int </text:span><text:span text:style-name="T3">LoadStory(const wchar_t *story_file) </text:span><text:span text:style-name="T8">–</text:span><text:span text:style-name="T45"> завантажує розповідь з файлу. </text:span><text:span text:style-name="T70">Повертає 0 у разі помилки.</text:span></text:p>
      <text:p text:style-name="P7"><text:span text:style-name="T45"><text:tab/></text:span><text:span text:style-name="T71">i</text:span><text:span text:style-name="T22">nt </text:span><text:span text:style-name="T4">Save</text:span><text:span text:style-name="T3">Story() </text:span><text:span text:style-name="T8">–</text:span><text:span text:style-name="T45"> </text:span><text:span text:style-name="T46">зберігає </text:span><text:span text:style-name="T49">Р</text:span><text:span text:style-name="T46">озповідь </text:span><text:span text:style-name="T49">у поточний файл</text:span><text:span text:style-name="T45">. </text:span><text:span text:style-name="T70">Повертає 0 у разі помилки. </text:span><text:span text:style-name="T87">Зберігати можна або у форматі </text:span><text:span text:style-name="T35">XML, </text:span><text:span text:style-name="T87">або внутрішньому форматі </text:span><text:span text:style-name="T35">SCS, </text:span><text:span text:style-name="T87">який використовує утиліта візуального редактора Розповідей </text:span><text:span text:style-name="T35">Story Creator. </text:span><text:span text:style-name="T87">У разі використання формату </text:span><text:span text:style-name="T35">XML, </text:span><text:span text:style-name="T93">елементи Р</text:span><text:span text:style-name="T87">озповіді, що не прив’язані до жодної Сцени, не будуть збережені у файл.</text:span></text:p>
      <text:p text:style-name="P4"><text:span text:style-name="T45"><text:tab/></text:span><text:span text:style-name="T22">void </text:span><text:span text:style-name="T7">CloseStory() </text:span><text:span text:style-name="T8">–</text:span><text:span text:style-name="T7"> </text:span><text:span text:style-name="T49">закриває Розповідь.</text:span></text:p>
      <text:p text:style-name="P4"><text:span text:style-name="T49"><text:tab/></text:span><text:span text:style-name="T22">void </text:span><text:span text:style-name="T9">ClearStory() </text:span><text:span text:style-name="T8">–</text:span><text:span text:style-name="T9"> </text:span><text:span text:style-name="T51">очищає Розповідь, видаляючи всі елементи.</text:span></text:p>
      <text:p text:style-name="P4"><text:span text:style-name="T45"><text:tab/></text:span><text:span text:style-name="T22">int </text:span><text:span text:style-name="T4">AddScene() </text:span><text:span text:style-name="T8">–</text:span><text:span text:style-name="T4"> </text:span><text:span text:style-name="T46">додає нову текстову Сцену, повертає ідентифікатор елемента, </text:span><text:span text:style-name="T70">або 0 у разі помилки.</text:span></text:p>
      <text:p text:style-name="P8"><text:span text:style-name="T46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46">додає нову </text:span><text:span text:style-name="T47">Відповідь</text:span><text:span text:style-name="T46">, повертає ідентифікатор елемента, </text:span><text:span text:style-name="T70">або 0 у разі помилки</text:span><text:span text:style-name="T46">.</text:span></text:p>
      <text:p text:style-name="P8"><text:span text:style-name="T46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46">додає нов</text:span><text:span text:style-name="T47">ий Скрипт</text:span><text:span text:style-name="T46">, повертає ідентифікатор елемента, </text:span><text:span text:style-name="T70">або 0 у разі помилки</text:span><text:span text:style-name="T46">.</text:span></text:p>
      <text:p text:style-name="P14"><text:span text:style-name="T46"><text:tab/></text:span><text:span text:style-name="T22">int </text:span><text:span text:style-name="T28">Activate</text:span><text:span text:style-name="T11">(int id) – </text:span><text:span text:style-name="T54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17"><text:span text:style-name="T11"><text:tab/></text:span><text:span text:style-name="T22">int </text:span><text:span text:style-name="T33">RunScript</text:span><text:span text:style-name="T11">(int id) – </text:span><text:span text:style-name="T33">т</text:span><text:span text:style-name="T84">ранслює скрипт, записує результат у поле </text:span><text:span text:style-name="T33">Result </text:span><text:span text:style-name="T84">відповідного елемента</text:span><text:span text:style-name="T54">. Повертає </text:span><text:span text:style-name="T84">1 у разі успіху та </text:span><text:span text:style-name="T54">0 у разі </text:span><text:span text:style-name="T84">помилки</text:span><text:span text:style-name="T11">.</text:span></text:p>
      <text:p text:style-name="P16"><text:span text:style-name="T46"><text:tab/></text:span><text:span text:style-name="T22">int </text:span><text:span text:style-name="T6">Remove(int id) – </text:span><text:span text:style-name="T48">видаляє елемент з </text:span><text:span text:style-name="T49">Р</text:span><text:span text:style-name="T48">озповіді. </text:span><text:span text:style-name="T81">П</text:span><text:span text:style-name="T79">ри цьому всі зв’язки з іншими елементами будуть автоматично перебудовані. </text:span><text:span text:style-name="T54">Повертає 0 у </text:span><text:span text:style-name="T82">разі помилки</text:span><text:span text:style-name="T11">.</text:span></text:p>
      <text:p text:style-name="P11"><text:span text:style-name="T11"><text:tab/></text:span><text:span text:style-name="T22">int </text:span><text:span text:style-name="T30">Link</text:span><text:span text:style-name="T6">(int id, </text:span><text:span text:style-name="T30">int to_id</text:span><text:span text:style-name="T6">) – </text:span><text:span text:style-name="T77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77">Повертає 0 у разі помилки.</text:span></text:p>
      <text:p text:style-name="P15"><text:soft-page-break/><text:span text:style-name="T77"><text:tab/></text:span><text:span text:style-name="T22">int </text:span><text:span text:style-name="T31">Unl</text:span><text:span text:style-name="T30">ink</text:span><text:span text:style-name="T6">(int id, </text:span><text:span text:style-name="T30">int to_id</text:span><text:span text:style-name="T6">) – </text:span><text:span text:style-name="T31">в</text:span><text:span text:style-name="T78">ідв’язує елементи один від одного</text:span><text:span text:style-name="T77">, </text:span><text:span text:style-name="T81">п</text:span><text:span text:style-name="T79">ри цьому всі зв’язки з іншими елементами будуть автоматично перебудовані.</text:span><text:span text:style-name="T11">. </text:span><text:span text:style-name="T77">Повертає 0 у разі помилки.</text:span></text:p>
      <text:p text:style-name="P8"><text:span text:style-name="T48"><text:tab/></text:span><text:span text:style-name="T22">int </text:span><text:span text:style-name="T12">G</text:span><text:span text:style-name="T8">etID</text:span><text:span text:style-name="T12">()</text:span><text:span text:style-name="T56"> – повертає </text:span><text:span text:style-name="T12">ID </text:span><text:span text:style-name="T56">елемента.</text:span></text:p>
      <text:p text:style-name="P8"><text:span text:style-name="T48"><text:tab/></text:span><text:span text:style-name="T22">int </text:span><text:span text:style-name="T8">SetID(int new_id) – </text:span><text:span text:style-name="T50">встановлює новий ідентифікатор для елемента, </text:span><text:span text:style-name="T79">при цьому всі зв’язки з іншими елементами будуть автоматично перебудовані</text:span><text:span text:style-name="T46">. </text:span><text:span text:style-name="T70">Повертає 0 у разі помилки.</text:span></text:p>
      <text:p text:style-name="P9"><text:span text:style-name="T50"><text:tab/></text:span><text:span text:style-name="T22">int </text:span><text:span text:style-name="T13">GetDialog() </text:span><text:span text:style-name="T8">–</text:span><text:span text:style-name="T13"> </text:span><text:span text:style-name="T57">повертає номер діалогу </text:span><text:span text:style-name="T62">до якого відноситься </text:span><text:span text:style-name="T57">елемент</text:span><text:span text:style-name="T46">, </text:span><text:span text:style-name="T70">або 0 у разі помилки</text:span><text:span text:style-name="T57">.</text:span></text:p>
      <text:p text:style-name="P15"><text:span text:style-name="T50"><text:tab/></text:span><text:span text:style-name="T22">int </text:span><text:span text:style-name="T8">Set</text:span><text:span text:style-name="T10">Dialog</text:span><text:span text:style-name="T8">(int new_id) – </text:span><text:span text:style-name="T52">встановлює новий </text:span><text:span text:style-name="T55">номер</text:span><text:span text:style-name="T52"> діалогу для елемента. </text:span><text:span text:style-name="T81">П</text:span><text:span text:style-name="T79">ри цьому всі зв’язки з іншими елементами будуть автоматично перебудовані.</text:span><text:span text:style-name="T52"> </text:span><text:span text:style-name="T70">Повертає 0 у разі помилки.</text:span></text:p>
      <text:p text:style-name="P9"><text:span text:style-name="T52"><text:tab/></text:span><text:span text:style-name="T22">int </text:span><text:span text:style-name="T14">G</text:span><text:span text:style-name="T10">etLinkedID</text:span><text:span text:style-name="T8">() – </text:span><text:span text:style-name="T58">повертає </text:span><text:span text:style-name="T14">ID </text:span><text:span text:style-name="T58">елемента, що прив’язаний до активного </text:span><text:span text:style-name="T52">(</text:span><text:span text:style-name="T83">попереднього</text:span><text:span text:style-name="T52"> елемент</text:span><text:span text:style-name="T59">а</text:span><text:span text:style-name="T52"> в ланцюжку)</text:span><text:span text:style-name="T58">. Якщо активний елемент це Сцена, то повертає 0, бо до Сцени може бути прив’язано декілька елементів.</text:span></text:p>
      <text:p text:style-name="P15"><text:span text:style-name="T52"><text:tab/></text:span><text:span text:style-name="T22">int </text:span><text:span text:style-name="T10">SetLinkedID</text:span><text:span text:style-name="T8">(int new</text:span><text:span text:style-name="T10">_</text:span><text:span text:style-name="T8">id) – </text:span><text:span text:style-name="T58">встановлює</text:span><text:span text:style-name="T52"> елемент, що прив’язаний до </text:span><text:span text:style-name="T58">активного елементу </text:span><text:span text:style-name="T81">(</text:span><text:span text:style-name="T83">попередній</text:span><text:span text:style-name="T81"> в ланцюжку)</text:span><text:span text:style-name="T52">. </text:span><text:span text:style-name="T81">П</text:span><text:span text:style-name="T79">ри цьому всі зв’язки з іншими елементами будуть автоматично перебудовані. </text:span><text:span text:style-name="T70">Повертає 0 у разі помилки.</text:span></text:p>
      <text:p text:style-name="P15"><text:span text:style-name="T52"><text:tab/></text:span><text:span text:style-name="T22">int </text:span><text:span text:style-name="T15">G</text:span><text:span text:style-name="T10">etLinkedFromID</text:span><text:span text:style-name="T8">() – </text:span><text:span text:style-name="T59">повертає </text:span><text:span text:style-name="T15">ID </text:span><text:span text:style-name="T59">елемента до якого прив’язано активний елемент </text:span><text:span text:style-name="T52">(</text:span><text:span text:style-name="T83">наступного</text:span><text:span text:style-name="T52"> елемента в ланцюжку).</text:span><text:span text:style-name="T79"> </text:span><text:span text:style-name="T70">Повертає 0 у разі помилки.</text:span></text:p>
      <text:p text:style-name="P15"><text:span text:style-name="T52"><text:tab/></text:span><text:span text:style-name="T22">int </text:span><text:span text:style-name="T10">SetLinkedFromID</text:span><text:span text:style-name="T8">(int new</text:span><text:span text:style-name="T10">_</text:span><text:span text:style-name="T8">id) – </text:span><text:span text:style-name="T61">встановлює</text:span><text:span text:style-name="T52"> елемент, до якого прив’язаний </text:span><text:span text:style-name="T60">активний </text:span><text:span text:style-name="T52">елемент </text:span><text:span text:style-name="T83">(наступний в ланцюжку)</text:span><text:span text:style-name="T52">. </text:span><text:span text:style-name="T81">П</text:span><text:span text:style-name="T79">ри цьому всі зв’язки з іншими елементами будуть автоматично перебудовані. </text:span><text:span text:style-name="T70">Повертає 0 у разі помилки.</text:span></text:p>
      <text:p text:style-name="P9"><text:span text:style-name="T53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56"> – повертає </text:span><text:span text:style-name="T66">тип</text:span><text:span text:style-name="T12"> </text:span><text:span text:style-name="T56">елемента. </text:span><text:span text:style-name="T66">1 – Сцена, 2 – Відповідь, 3 – Скрипт, 0 – у разі помилки.</text:span></text:p>
      <text:p text:style-name="P9"><text:span text:style-name="T66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56"> – повертає </text:span><text:span text:style-name="T67">текст</text:span><text:span text:style-name="T12"> </text:span><text:span text:style-name="T56">елемента.</text:span></text:p>
      <text:p text:style-name="P5"><text:span text:style-name="T48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0">встановлює новий </text:span><text:span text:style-name="T67">текст</text:span><text:span text:style-name="T50"> для елемента.</text:span></text:p>
      <text:p text:style-name="P9"><text:span text:style-name="T50"><text:tab/></text:span><text:span text:style-name="T22">int </text:span><text:span text:style-name="T19">IsEndDialog</text:span><text:span text:style-name="T12">()</text:span><text:span text:style-name="T56"> – </text:span><text:span text:style-name="T68">перевіряє чи елемент завершальним у ланцюжку Розповіді</text:span><text:span text:style-name="T56">. </text:span><text:span text:style-name="T70">1 – якщо елемент завершує ланцюжок, 0 – у протилежному випадку.</text:span></text:p>
      <text:p text:style-name="P6"><text:span text:style-name="T48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68">означає елемент як завершальний у Розповіді</text:span><text:span text:style-name="T50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56"> – </text:span><text:span text:style-name="T74">повертає рядок параметрів Скрипту.</text:span></text:p>
      <text:p text:style-name="P10"><text:span text:style-name="T74"><text:tab/></text:span><text:span text:style-name="T26">void SetParams(const wchar_t *params) – </text:span><text:span text:style-name="T74">встановлює рядок параметрів для Скрипту.</text:span></text:p>
      <text:p text:style-name="P10"><text:span text:style-name="T74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56"> – </text:span><text:span text:style-name="T74">повертає результат виконання Скрипту. </text:span><text:span text:style-name="T83">Повертає порожню строку, доки Скрипт не буде виконаний.</text:span></text:p>
      <text:p text:style-name="P10"><text:span text:style-name="T74"/></text:p>
      <text:p text:style-name="P12"/>
      <text:p text:style-name="P12"><text:span text:style-name="T69"><text:tab/></text:span><text:span text:style-name="T70">Для навігації по Розповіді:</text:span></text:p>
      <text:p text:style-name="P12"/>
      <text:p text:style-name="P24"><text:span text:style-name="T70"><text:tab/></text:span><text:span text:style-name="T71">i</text:span><text:span text:style-name="T22">nt </text:span><text:span text:style-name="T36">Tell</text:span><text:span text:style-name="T3">Story(</text:span><text:span text:style-name="T24">const wchar_t *story_file</text:span><text:span text:style-name="T3">) </text:span><text:span text:style-name="T8">–</text:span><text:span text:style-name="T45"> </text:span><text:span text:style-name="T72">завантажує</text:span><text:span text:style-name="T46"> </text:span><text:span text:style-name="T49">Р</text:span><text:span text:style-name="T46">озповідь </text:span><text:span text:style-name="T72">з файлу і активує перший елемент</text:span><text:span text:style-name="T45">. </text:span><text:span text:style-name="T70">Повертає 0 у разі помилки.</text:span></text:p>
      <text:p text:style-name="P25"><text:span text:style-name="T70"><text:tab/></text:span><text:span text:style-name="T39">i</text:span><text:span text:style-name="T22">nt LoadDialog(int dlg_id)</text:span><text:span text:style-name="T3"> </text:span><text:span text:style-name="T8">–</text:span><text:span text:style-name="T45"> </text:span><text:span text:style-name="T72">завантажує</text:span><text:span text:style-name="T46"> </text:span><text:span text:style-name="T90">діалог із вказаним </text:span><text:span text:style-name="T39">ID</text:span><text:span text:style-name="T45">. </text:span><text:span text:style-name="T70">Повертає 0 у разі помилки.</text:span></text:p>
      <text:p text:style-name="P18"><text:span text:style-name="T70"><text:tab/></text:span><text:span text:style-name="T18">const wchar_t *</text:span><text:span text:style-name="T12">G</text:span><text:span text:style-name="T8">et</text:span><text:span text:style-name="T36">Scene</text:span><text:span text:style-name="T12">()</text:span><text:span text:style-name="T56"> – повертає </text:span><text:span text:style-name="T67">текст</text:span><text:span text:style-name="T12"> </text:span><text:span text:style-name="T36">п</text:span><text:span text:style-name="T88">оточної Сцени</text:span><text:span text:style-name="T56">.</text:span></text:p>
      <text:p text:style-name="P18"><text:span text:style-name="T56"><text:tab/></text:span><text:span text:style-name="T18">const wchar_t *</text:span><text:span text:style-name="T12">G</text:span><text:span text:style-name="T8">et</text:span><text:span text:style-name="T36">Answer</text:span><text:span text:style-name="T12">(</text:span><text:span text:style-name="T36">int index</text:span><text:span text:style-name="T12">)</text:span><text:span text:style-name="T56"> – повертає </text:span><text:span text:style-name="T67">текст</text:span><text:span text:style-name="T12"> </text:span><text:span text:style-name="T88">Відповіді з індексом </text:span><text:span text:style-name="T36">index, </text:span><text:span text:style-name="T94">що прив’</text:span><text:span text:style-name="T88">язана до поточної Сцени</text:span><text:span text:style-name="T56">.</text:span><text:span text:style-name="T36"> </text:span></text:p>
      <text:p text:style-name="P13"><text:span text:style-name="T70"><text:tab/></text:span><text:span text:style-name="T71">i</text:span><text:span text:style-name="T22">nt </text:span><text:span text:style-name="T36">Get</text:span><text:span text:style-name="T25">AnswerCount</text:span><text:span text:style-name="T3">() </text:span><text:span text:style-name="T8">–</text:span><text:span text:style-name="T45"> </text:span><text:span text:style-name="T73">повертає кількість Відповідей, доступних для поточної Сцени.</text:span></text:p>
      <text:p text:style-name="P13"><text:span text:style-name="T75"><text:tab/></text:span><text:span text:style-name="T27">void SelectAnswer(int index) – </text:span><text:span text:style-name="T36">а</text:span><text:span text:style-name="T88">ктивує</text:span><text:span text:style-name="T75"> Відповідь з вказаним індексом. Після цього </text:span><text:span text:style-name="T88">рушій переходить до наступної Сцени або завершує Розповідь якщо ця Відповідь має прапорець </text:span><text:span text:style-name="T36">EndDialog</text:span><text:span text:style-name="T75">.</text:span></text:p>
      <text:p text:style-name="P23"><text:tab/></text:p>
      <text:p text:style-name="P19"><text:soft-page-break/><text:span text:style-name="T91"/></text:p>
      <text:p text:style-name="P19"><text:span text:style-name="T91"/></text:p>
      <text:p text:style-name="P19"><text:span text:style-name="T91">А</text:span><text:span text:style-name="T43">лгоритм роботи</text:span></text:p>
      <text:p text:style-name="P19"><text:span text:style-name="T44"/></text:p>
      <text:p text:style-name="P20"><text:span text:style-name="T44"><text:tab/>Після виклику </text:span><text:span text:style-name="T37">Tell</text:span><text:span text:style-name="T3">Story</text:span><text:span text:style-name="T44">(), рушій завантажує Розповідь з файлу і активує першу Сцену, </text:span><text:span text:style-name="T90">використовуючи для цього функцію </text:span><text:span text:style-name="T39">LoadDialog()</text:span><text:span text:style-name="T44">. При цьому транслюються всі Скрипти, що прив’язані до неї. </text:span><text:span text:style-name="T89">Перш</text:span><text:span text:style-name="T90">ий</text:span><text:span text:style-name="T89"> </text:span><text:span text:style-name="T90">діалог</text:span><text:span text:style-name="T89"> завжди </text:span><text:span text:style-name="T90">повинен</text:span><text:span text:style-name="T89"> мати </text:span><text:span text:style-name="T38">ID </text:span><text:span text:style-name="T89">зі значенням «</text:span><text:span text:style-name="T90">0</text:span><text:span text:style-name="T89">». </text:span><text:span text:style-name="T44">Користувач має викликати </text:span><text:span text:style-name="T2">Get</text:span><text:span text:style-name="T25">AnswerCount</text:span><text:span text:style-name="T44">(), аби отримати кількість доступних Відповідей, </text:span><text:span text:style-name="T90">потім</text:span><text:span text:style-name="T44"> він використовує </text:span><text:span text:style-name="T12">G</text:span><text:span text:style-name="T8">et</text:span><text:span text:style-name="T2">Answer</text:span><text:span text:style-name="T44">() щоб отримати текст потрібної Відповіді (наприклад, аби вивести його на екран), </text:span><text:span text:style-name="T90">і</text:span><text:span text:style-name="T44"> активує потрібну Відповідь за допомогою </text:span><text:span text:style-name="T27">SelectAnswer</text:span><text:span text:style-name="T44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"><text:span text:style-name="T9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17:02:52.571000000</dc:date>
    <meta:editing-duration>P1DT12H19M35S</meta:editing-duration>
    <meta:editing-cycles>74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48" meta:word-count="876" meta:character-count="6553" meta:non-whitespace-character-count="5633"/>
  </office:meta>
</office:document-meta>
</file>